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, serif"/>
    <style:font-face style:name="Times New Roman" svg:font-family="'Times New Roman', serif"/>
    <style:font-face style:name="Times1" svg:font-family="Times, serif" style:font-family-generic="roman"/>
  </office:font-face-decls>
  <office:automatic-styles>
    <style:style style:name="Таблица1" style:family="table">
      <style:table-properties style:width="16.926cm" fo:break-before="page" table:align="left"/>
    </style:style>
    <style:style style:name="Таблица1.A" style:family="table-column">
      <style:table-column-properties style:column-width="16.926cm"/>
    </style:style>
    <style:style style:name="Таблица1.A1" style:family="table-cell">
      <style:table-cell-properties style:vertical-align="middle" fo:background-color="#ffffff" fo:padding-left="0.203cm" fo:padding-right="0.203cm" fo:padding-top="0.049cm" fo:padding-bottom="0.049cm" fo:border="0.5pt solid #000000">
        <style:background-image/>
      </style:table-cell-properties>
    </style:style>
    <style:style style:name="Таблица1.A10" style:family="table-cell">
      <style:table-cell-properties style:vertical-align="middle" fo:background-color="#ffffff" fo:padding-left="0.203cm" fo:padding-right="0.203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26cm" table:align="left"/>
    </style:style>
    <style:style style:name="Таблица2.A" style:family="table-column">
      <style:table-column-properties style:column-width="16.926cm"/>
    </style:style>
    <style:style style:name="Таблица2.A1" style:family="table-cell">
      <style:table-cell-properties style:vertical-align="middle" fo:background-color="#ffffff" fo:padding-left="0.203cm" fo:padding-right="0.203cm" fo:padding-top="0.049cm" fo:padding-bottom="0.049cm" fo:border="0.5pt solid #000000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3" style:family="paragraph" style:parent-style-name="Table_20_Heading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4" style:family="paragraph" style:parent-style-name="Table_20_Heading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paragraph-rsid="001a8ef4" style:text-blinking="false" fo:background-color="transparent"/>
    </style:style>
    <style:style style:name="P5" style:family="paragraph" style:parent-style-name="Table_20_Heading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paragraph-rsid="001a8ef4" style:text-blinking="false" fo:background-color="transparent"/>
    </style:style>
    <style:style style:name="P6" style:family="paragraph" style:parent-style-name="Table_20_Heading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paragraph-rsid="001c0558" style:text-blinking="false" fo:background-color="transparent"/>
    </style:style>
    <style:style style:name="P7" style:family="paragraph" style:parent-style-name="Table_20_Heading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paragraph-rsid="001c0558" style:text-blinking="false" fo:background-color="transparent"/>
    </style:style>
    <style:style style:name="P8" style:family="paragraph" style:parent-style-name="Table_20_Heading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rsid="001a8ef4" officeooo:paragraph-rsid="001a8ef4" style:text-blinking="false" fo:background-color="transparent"/>
    </style:style>
    <style:style style:name="P9" style:family="paragraph" style:parent-style-name="Table_20_Heading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.499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1" fo:font-size="12pt" fo:font-style="normal" style:text-underline-style="none" fo:font-weight="normal" officeooo:rsid="001a8ef4" officeooo:paragraph-rsid="001a8ef4" style:text-blinking="false"/>
    </style:style>
    <style:style style:name="P11" style:family="paragraph" style:parent-style-name="Table_20_Contents" style:list-style-name="L4">
      <loext:graphic-properties draw:fill="none" draw:fill-color="#ffffff"/>
      <style:paragraph-properties fo:margin-top="0cm" fo:margin-bottom="0.499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1" fo:font-size="12pt" fo:font-style="normal" style:text-underline-style="none" fo:font-weight="normal" officeooo:rsid="001c0558" officeooo:paragraph-rsid="001c0558" style:text-blinking="false"/>
    </style:style>
    <style:style style:name="P1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1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1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rsid="001a8ef4" officeooo:paragraph-rsid="001a8ef4" style:text-blinking="false" fo:background-color="transparent"/>
    </style:style>
    <style:style style:name="P1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rsid="001c0558" officeooo:paragraph-rsid="001c0558" style:text-blinking="false" fo:background-color="transparent"/>
    </style:style>
    <style:style style:name="P16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rsid="001d4df6" officeooo:paragraph-rsid="001d4df6" style:text-blinking="false" fo:background-color="transparent"/>
    </style:style>
    <style:style style:name="P17" style:family="paragraph" style:parent-style-name="Table_20_Contents" style:list-style-name="L3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rsid="001d4df6" officeooo:paragraph-rsid="001d4df6" style:text-blinking="false" fo:background-color="transparent"/>
    </style:style>
    <style:style style:name="P18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officeooo:paragraph-rsid="001a8ef4"/>
    </style:style>
    <style:style style:name="T1" style:family="text">
      <style:text-properties officeooo:rsid="001a8ef4"/>
    </style:style>
    <style:style style:name="T2" style:family="text">
      <style:text-properties officeooo:rsid="001c0558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officeooo:rsid="001a8ef4" style:text-blinking="false" fo:background-color="transparent" loext:char-shading-value="0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docs-internal-guid-332267f8-7fff-42b4-6be6-4710d6c87716">
        <table:table table:name="Таблица1" table:style-name="Таблица1">
          <table:table-column table:style-name="Таблица1.A"/>
          <table:table-header-rows>
            <table:table-row>
              <table:table-cell table:style-name="Таблица1.A1" office:value-type="string">
                <text:p text:style-name="P3"><text:span text:style-name="T1">Процесс регистрации участников</text:span> </text:p>
              </table:table-cell>
            </table:table-row>
            <table:table-row>
              <table:table-cell table:style-name="Таблица1.A1" office:value-type="string">
                <text:p text:style-name="Table_20_Heading"/>
              </table:table-cell>
            </table:table-row>
            <table:table-row>
              <table:table-cell table:style-name="Таблица1.A1" office:value-type="string">
                <text:p text:style-name="P9">ID:1</text:p>
              </table:table-cell>
            </table:table-row>
            <table:table-row>
              <table:table-cell table:style-name="Таблица1.A1" office:value-type="string">
                <text:p text:style-name="Table_20_Heading"/>
              </table:table-cell>
            </table:table-row>
            <table:table-row>
              <table:table-cell table:style-name="Таблица1.A1" office:value-type="string">
                <text:p text:style-name="P4">Краткое описание:</text:p>
                <text:p text:style-name="P5"><text:span text:style-name="T1">Каждый пользователь обязан зарегистрироваться в системе чтобы получить свой уникальный ключ шифрования, а также внести свои данные в базу данных сервера.</text:span> </text:p>
              </table:table-cell>
            </table:table-row>
          </table:table-header-rows>
          <table:table-row>
            <table:table-cell table:style-name="Таблица1.A1" office:value-type="string">
              <text:p text:style-name="P2">Главные актеры: <text:span text:style-name="T1">Пользователь, Сервер</text:span></text:p>
              <text:p text:style-name="Table_20_Contents"/>
            </table:table-cell>
          </table:table-row>
          <table:table-row>
            <table:table-cell table:style-name="Таблица1.A1" office:value-type="string">
              <text:p text:style-name="P2">Второстепенные актеры: <text:span text:style-name="T1">База данных, Хэш-Таблица</text:span></text:p>
              <text:p text:style-name="Table_20_Contents"/>
            </table:table-cell>
          </table:table-row>
          <table:table-row>
            <table:table-cell table:style-name="Таблица1.A1" office:value-type="string">
              <text:p text:style-name="P2">Предусловия: </text:p>
              <text:list xml:id="list1207963949" text:style-name="L1">
                <text:list-item>
                  <text:p text:style-name="P10">Пользователь имеет доступ в интернет, установленное приложение клиента</text:p>
                </text:list-item>
              </text:list>
            </table:table-cell>
          </table:table-row>
          <table:table-row>
            <table:table-cell table:style-name="Таблица1.A1" office:value-type="string">
              <text:p text:style-name="P2">Основной поток:</text:p>
              <text:list xml:id="list1070991481" text:style-name="L2">
                <text:list-item>
                  <text:p text:style-name="P12">Прецедент начинается с <text:span text:style-name="T1">заполнения формы пользователем</text:span></text:p>
                </text:list-item>
                <text:list-item>
                  <text:p text:style-name="P14">Программа пользователя отправляет запрос на сервер</text:p>
                </text:list-item>
                <text:list-item>
                  <text:p text:style-name="P14">Сервер генерирует ключ, собирает данные и отправляет запрос в БД</text:p>
                </text:list-item>
                <text:list-item>
                  <text:p text:style-name="P14">БД записывает данные и оповещает сервер об успешном выполнении операции</text:p>
                </text:list-item>
                <text:list-item>
                  <text:p text:style-name="P14">Сервер генерирует id_сессии и записывает его в хэш-таблицу</text:p>
                </text:list-item>
                <text:list-item>
                  <text:p text:style-name="P14">Сервер отправляет id_сессии и ключ шифрования пользователю</text:p>
                </text:list-item>
                <text:list-item>
                  <text:p text:style-name="P14">Пользователь принимает запрос и записывает данные в файл</text:p>
                </text:list-item>
                <text:list-item>
                  <text:p text:style-name="P18"><text:span text:style-name="T3">Процесс завершен</text:span></text:p>
                </text:list-item>
              </text:list>
            </table:table-cell>
          </table:table-row>
          <table:table-row>
            <table:table-cell table:style-name="Таблица1.A10" office:value-type="string">
              <text:p text:style-name="P16">Постусловие :</text:p>
              <text:list xml:id="list3857116761" text:style-name="L3">
                <text:list-item>
                  <text:p text:style-name="P17">Процесс завершается успехом или провалом.</text:p>
                </text:list-item>
              </text:list>
            </table:table-cell>
          </table:table-row>
        </table:table>
        <text:p text:style-name="Text_20_body"/>
      </text:section>
      <text:p text:style-name="Standard"/>
      <text:p text:style-name="P1"><text:bookmark text:name="docs-internal-guid-332267f8-7fff-42b4-6be6-4710d6c87716"/></text:p>
      <text:section text:style-name="Sect1" text:name="Раздел1">
        <table:table table:name="Таблица2" table:style-name="Таблица2">
          <table:table-column table:style-name="Таблица2.A"/>
          <table:table-header-rows>
            <table:table-row>
              <table:table-cell table:style-name="Таблица2.A1" office:value-type="string">
                <text:p text:style-name="P8">Процесс <text:span text:style-name="T2">создания группы</text:span></text:p>
              </table:table-cell>
            </table:table-row>
            <table:table-row>
              <table:table-cell table:style-name="Таблица2.A1" office:value-type="string">
                <text:p text:style-name="Table_20_Heading"/>
              </table:table-cell>
            </table:table-row>
            <table:table-row>
              <table:table-cell table:style-name="Таблица2.A1" office:value-type="string">
                <text:p text:style-name="P9">ID:<text:span text:style-name="T2">2</text:span></text:p>
              </table:table-cell>
            </table:table-row>
            <table:table-row>
              <table:table-cell table:style-name="Таблица2.A1" office:value-type="string">
                <text:p text:style-name="Table_20_Heading"/>
              </table:table-cell>
            </table:table-row>
            <table:table-row>
              <table:table-cell table:style-name="Таблица2.A1" office:value-type="string">
                <text:p text:style-name="P7">Краткое описание:</text:p>
                <text:p text:style-name="P6"><text:span text:style-name="T2">Пользователь создает группу и становится её администратором. Администратор меняет название группы и добавляет участников. Участники (пользователи) или администратор создают задачи и назначают исполнителей из участников группы. </text:span> <text:span text:style-name="T2">После того, как группа перестает быть нужна, администратор или сервер удаляют группу.</text:span></text:p>
              </table:table-cell>
            </table:table-row>
          </table:table-header-rows>
          <table:table-row>
            <table:table-cell table:style-name="Таблица2.A1" office:value-type="string">
              <text:p text:style-name="P2">Главные актеры: <text:span text:style-name="T2">Администратор, Сервер</text:span></text:p>
              <text:p text:style-name="Table_20_Contents"/>
            </table:table-cell>
          </table:table-row>
          <table:table-row>
            <table:table-cell table:style-name="Таблица2.A1" office:value-type="string">
              <text:p text:style-name="P2">Второстепенные актеры: <text:span text:style-name="T2">Пользователи, База данных</text:span></text:p>
              <text:p text:style-name="Table_20_Contents"/>
            </table:table-cell>
          </table:table-row>
          <table:table-row>
            <table:table-cell table:style-name="Таблица2.A1" office:value-type="string">
              <text:p text:style-name="P2">Предусловия:</text:p>
              <text:list xml:id="list1494599704" text:style-name="L4">
                <text:list-item>
                  <text:p text:style-name="P11">Пользователь заполняет форму в программе и нажимает кнопку СОЗДАТЬ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2">Основной поток:</text:p>
              <text:list xml:id="list1644133462" text:style-name="L5">
                <text:list-item>
                  <text:p text:style-name="P13">Прецедент начинается с <text:span text:style-name="T2">отправки запроса на сервер</text:span></text:p>
                </text:list-item>
                <text:list-item>
                  <text:p text:style-name="P15">Сервер принимает запрос асинхронно, считывая тип команды и данные</text:p>
                </text:list-item>
                <text:list-item>
                  <text:p text:style-name="P15">Сервер отправляет команду в очередь команд (create_group)</text:p>
                </text:list-item>
                <text:list-item>
                  <text:p text:style-name="P15">Очередь команд постепенно доходит до запроса по созданию группы</text:p>
                </text:list-item>
                <text:list-item>
                  <text:p text:style-name="P15">Очередь команд диктует серверу отправить запрос в БД</text:p>
                </text:list-item>
                <text:list-item>
                  <text:p text:style-name="P15">База данных принимает запрос и обрабатывает его, оповещая сервер</text:p>
                </text:list-item>
                <text:list-item>
                  <text:p text:style-name="P15">Сервер отправляет команду send_client в очередь команд с флагом успешно</text:p>
                </text:list-item>
                <text:list-item>
                  <text:p text:style-name="P15">Спустя время, сервер отправляет клиенту флаг об успешности операции</text:p>
                </text:list-item>
                <text:list-item>
                  <text:p text:style-name="P15">Клиент принимает флаг и выводит сообщение об ошибке если операция не прошла</text:p>
                </text:list-item>
              </text:list>
              <text:p text:style-name="Table_20_Contents"/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, serif"/>
    <style:font-face style:name="Times New Roman" svg:font-family="'Times New Roman', serif"/>
    <style:font-face style:name="Times1" svg:font-family="Times, 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0:04:35.067828434</meta:creation-date>
    <dc:date>2023-10-26T10:34:08.893248812</dc:date>
    <meta:editing-duration>PT3M7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2" meta:paragraph-count="37" meta:word-count="276" meta:character-count="1985" meta:non-whitespace-character-count="1762"/>
  </office:meta>
</office:document-meta>
</file>